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1d6fd" officeooo:paragraph-rsid="0036049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1d6fd" officeooo:paragraph-rsid="0007c93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360492" officeooo:paragraph-rsid="0036049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389095" officeooo:paragraph-rsid="0038909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39ff01" officeooo:paragraph-rsid="0039ff0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39ff01" officeooo:paragraph-rsid="003a597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39ff01" officeooo:paragraph-rsid="004c21f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39ff01" officeooo:paragraph-rsid="005382b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30fdc5" officeooo:paragraph-rsid="0007c93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3a597d" officeooo:paragraph-rsid="003ac4b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3ac4b2" officeooo:paragraph-rsid="004c21f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5450a2" officeooo:paragraph-rsid="00555c5e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5a0f6a" officeooo:paragraph-rsid="005a0f6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1d6fd" officeooo:paragraph-rsid="0011d6f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7c931"/>
    </style:style>
    <style:style style:name="P16" style:family="paragraph" style:parent-style-name="Standard" style:master-page-name="">
      <loext:graphic-properties draw:fill="none"/>
      <style:paragraph-properties fo:margin-left="1.27cm" fo:margin-right="0cm" fo:text-align="justify" style:justify-single-word="false" fo:text-indent="0cm" style:auto-text-indent="false" style:page-number="auto" fo:background-color="transparent"/>
      <style:text-properties fo:font-weight="normal" officeooo:rsid="0011d6fd" officeooo:paragraph-rsid="0007c931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74cm" fo:margin-right="0cm" fo:text-align="justify" style:justify-single-word="false" fo:text-indent="0cm" style:auto-text-indent="false" style:page-number="auto" fo:background-color="transparent"/>
      <style:text-properties fo:font-weight="normal" officeooo:rsid="003ac4b2" officeooo:paragraph-rsid="0007c931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109cm" fo:margin-right="0cm" fo:text-align="justify" style:justify-single-word="false" fo:text-indent="0cm" style:auto-text-indent="false" style:page-number="auto" fo:background-color="transparent"/>
      <style:text-properties fo:font-weight="normal" officeooo:rsid="005a0f6a" officeooo:paragraph-rsid="005a0f6a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1.109cm" fo:margin-right="0cm" fo:text-align="justify" style:justify-single-word="false" fo:text-indent="0cm" style:auto-text-indent="false" fo:background-color="transparent"/>
      <style:text-properties fo:font-weight="normal" officeooo:rsid="005a0f6a" officeooo:paragraph-rsid="005a0f6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9ff01" officeooo:paragraph-rsid="0039ff0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39ff01"/>
    </style:style>
    <style:style style:name="P22" style:family="paragraph" style:parent-style-name="Standard" style:master-page-name="">
      <loext:graphic-properties draw:fill="none"/>
      <style:paragraph-properties fo:margin-left="0.474cm" fo:margin-right="0cm" fo:text-align="justify" style:justify-single-word="false" fo:text-indent="0cm" style:auto-text-indent="false" style:page-number="auto" fo:background-color="transparent"/>
      <style:text-properties officeooo:paragraph-rsid="0064ba86"/>
    </style:style>
    <style:style style:name="P23" style:family="paragraph" style:parent-style-name="Standard">
      <loext:graphic-properties draw:fill="none"/>
      <style:paragraph-properties fo:margin-left="0.474cm" fo:margin-right="0cm" fo:text-align="justify" style:justify-single-word="false" fo:text-indent="0cm" style:auto-text-indent="false" fo:background-color="transparent"/>
      <style:text-properties officeooo:paragraph-rsid="0064ba86"/>
    </style:style>
    <style:style style:name="T1" style:family="text">
      <style:text-properties officeooo:rsid="00360492"/>
    </style:style>
    <style:style style:name="T2" style:family="text">
      <style:text-properties officeooo:rsid="0037e141"/>
    </style:style>
    <style:style style:name="T3" style:family="text">
      <style:text-properties fo:font-weight="bold" officeooo:rsid="0037e141" style:font-weight-asian="bold" style:font-weight-complex="bold"/>
    </style:style>
    <style:style style:name="T4" style:family="text">
      <style:text-properties officeooo:rsid="00389095"/>
    </style:style>
    <style:style style:name="T5" style:family="text">
      <style:text-properties officeooo:rsid="0039ff01"/>
    </style:style>
    <style:style style:name="T6" style:family="text">
      <style:text-properties officeooo:rsid="003a597d"/>
    </style:style>
    <style:style style:name="T7" style:family="text">
      <style:text-properties officeooo:rsid="003ac4b2"/>
    </style:style>
    <style:style style:name="T8" style:family="text">
      <style:text-properties officeooo:rsid="003cb2b9"/>
    </style:style>
    <style:style style:name="T9" style:family="text">
      <style:text-properties officeooo:rsid="003f5593"/>
    </style:style>
    <style:style style:name="T10" style:family="text">
      <style:text-properties officeooo:rsid="00437895"/>
    </style:style>
    <style:style style:name="T11" style:family="text">
      <style:text-properties officeooo:rsid="0044611f"/>
    </style:style>
    <style:style style:name="T12" style:family="text">
      <style:text-properties officeooo:rsid="0044fa65"/>
    </style:style>
    <style:style style:name="T13" style:family="text">
      <style:text-properties officeooo:rsid="004628bd"/>
    </style:style>
    <style:style style:name="T14" style:family="text">
      <style:text-properties officeooo:rsid="00466aae"/>
    </style:style>
    <style:style style:name="T15" style:family="text">
      <style:text-properties officeooo:rsid="004ab8c3"/>
    </style:style>
    <style:style style:name="T16" style:family="text">
      <style:text-properties officeooo:rsid="004dfb56"/>
    </style:style>
    <style:style style:name="T17" style:family="text">
      <style:text-properties officeooo:rsid="004f2340"/>
    </style:style>
    <style:style style:name="T18" style:family="text">
      <style:text-properties officeooo:rsid="005068e4"/>
    </style:style>
    <style:style style:name="T19" style:family="text">
      <style:text-properties officeooo:rsid="0050e57f"/>
    </style:style>
    <style:style style:name="T20" style:family="text">
      <style:text-properties officeooo:rsid="00561238"/>
    </style:style>
    <style:style style:name="T21" style:family="text">
      <style:text-properties officeooo:rsid="005622b2"/>
    </style:style>
    <style:style style:name="T22" style:family="text">
      <style:text-properties officeooo:rsid="005bf7f1"/>
    </style:style>
    <style:style style:name="T23" style:family="text">
      <style:text-properties officeooo:rsid="005cd4e7"/>
    </style:style>
    <style:style style:name="T24" style:family="text">
      <style:text-properties officeooo:rsid="005fb115"/>
    </style:style>
    <style:style style:name="T25" style:family="text">
      <style:text-properties officeooo:rsid="0063d19e"/>
    </style:style>
    <style:style style:name="T26" style:family="text">
      <style:text-properties fo:font-weight="normal" officeooo:rsid="0039ff01" style:font-weight-asian="normal" style:font-weight-complex="normal"/>
    </style:style>
    <style:style style:name="T27" style:family="text">
      <style:text-properties officeooo:rsid="0064ba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OpenBSD U</text:span>N<text:span text:style-name="T1">I</text:span>X INSTALLATION</text:p>
      <text:p text:style-name="P3">There are some niche set of direct UNIX Operating System usage<text:span text:style-name="T14">s</text:span>. One of the indispensible advantages of BSD OS’es is quite low amount of necessary hardware requirements for setting up whole environment <text:span text:style-name="T4">(older versions of OpenBSD run at below 8MB of RAM)</text:span>. One must start with bootable <text:span text:style-name="T14">data carrier</text:span>. <text:span text:style-name="T2">Firstly download OpenBSD for your hardware (typicaly amd64=x86-64), from </text:span><text:span text:style-name="T3">installXX.fs</text:span><text:span text:style-name="T2"> files set:</text:span></text:p>
      <text:p text:style-name="P1"><text:tab/><text:a xlink:type="simple" xlink:href="https://www.openbsd.org/faq/faq4.html#Download" text:style-name="Internet_20_link" text:visited-style-name="Visited_20_Internet_20_Link">https://www.openbsd.org/faq/faq4.html#Download</text:a></text:p>
      <text:p text:style-name="P2"><text:s text:c="4"/><text:span text:style-name="T2">Secondly erase unmounted pendrive, and copy OpenBSD image, with already included boot+esp flags:</text:span></text:p>
      <text:p text:style-name="P2"><text:tab/><text:span text:style-name="T2">#sudo umount /dev/penUSB</text:span></text:p>
      <text:p text:style-name="P2"><text:tab/><text:span text:style-name="T2">#sudo mkdosfs -F32 -I /dev/penUSB</text:span></text:p>
      <text:p text:style-name="P2"><text:tab/><text:span text:style-name="T2">#sudo dd if=openBSD.fs of=/dev/penUSB bs=1M</text:span></text:p>
      <text:p text:style-name="P2"><text:s text:c="4"/><text:span text:style-name="T4">Thirdly restart PC, and set up boot device.</text:span></text:p>
      <text:p text:style-name="P4">1) go quite straightforward through installation wizard, one could take into consideration few simplifications:</text:p>
      <text:p text:style-name="P4"><text:tab/>-strong root password – <text:span text:style-name="T15">pseudorandom are best</text:span>,</text:p>
      <text:p text:style-name="P2"><text:tab/>-<text:span text:style-name="T4">set ‘yes’ for „X Window System to be started by xenodm”,</text:span></text:p>
      <text:p text:style-name="P16">-<text:span text:style-name="T4">do not set up additional user ( it is enforced by small amount of programs, and typically it is a lot more convenient to work as administrator – the cost is: a lot smaller security ),</text:span></text:p>
      <text:p text:style-name="P2"><text:tab/>-<text:span text:style-name="T5">allow root ssh login ‘yes’</text:span></text:p>
      <text:p text:style-name="P5">2) remove bootable pendrive and restart PC,</text:p>
      <text:p text:style-name="P5">3) <text:tab/><text:span text:style-name="T6">login: root</text:span></text:p>
      <text:p text:style-name="P6"><text:tab/><text:span text:style-name="T6">password: admin1</text:span></text:p>
      <text:p text:style-name="P10">4) configure packages mirror ( just use the nearest, for example Poland mirror ), and install essential packages:</text:p>
      <text:p text:style-name="P7"><text:tab/><text:a xlink:type="simple" xlink:href="https://www.openbsd.org/ftp.html" text:style-name="Internet_20_link" text:visited-style-name="Visited_20_Internet_20_Link">https://www.openbsd.org/ftp.html</text:a></text:p>
      <text:p text:style-name="P11"><text:tab/>#vi /etc/installurl</text:p>
      <text:p text:style-name="P10"><text:tab/><text:tab/>https://ftp.icm.edu.pl/pub/OpenBSD/</text:p>
      <text:p text:style-name="P15"><text:tab/><text:span text:style-name="T7">#pkg_add vim bash geany git htop ffmpeg w3m odt2txt g++ gcc</text:span></text:p>
      <text:p text:style-name="P22"><text:span text:style-name="T10">gcc, and g++ are already included in OpenBSD, but without direct support for C++11 features at gcc v4.2 – it must be separately enabled, by installing packages ( name aliases are: eg++, egcc ), with gcc at least 4.8 version,</text:span></text:p>
      <text:p text:style-name="P23"/>
      <text:p text:style-name="P17">heavyweight packages (at thunderbird set configured accounts at settings windows at „Synchronization&amp;Storage”, for remote access to email: just unset checkbox „Keep messages for this account on this computer”, for preserving a lot of disc space):</text:p>
      <text:p text:style-name="P2"><text:tab/><text:span text:style-name="T7">#pkg_add firefox thunderbird libreoffice</text:span></text:p>
      <text:p text:style-name="P2"><text:s text:c="4"/><text:span text:style-name="T8">start any application by just typing name:</text:span></text:p>
      <text:p text:style-name="P2"><text:tab/><text:span text:style-name="T8">#w3m https://www.google.com</text:span></text:p>
      <text:p text:style-name="P2"><text:s text:c="4"/><text:span text:style-name="T11">configure vim:</text:span></text:p>
      <text:p text:style-name="P2"><text:tab/><text:span text:style-name="T11">#vim /root/.vimrc</text:span></text:p>
      <text:p text:style-name="P2"><text:tab/><text:tab/><text:span text:style-name="T11">if has(„syntax”)</text:span></text:p>
      <text:p text:style-name="P2"><text:tab/><text:tab/><text:tab/><text:span text:style-name="T11">syntax on</text:span></text:p>
      <text:p text:style-name="P2"><text:tab/><text:tab/><text:tab/><text:span text:style-name="T11">set ts=4</text:span></text:p>
      <text:p text:style-name="P2"><text:tab/><text:tab/><text:tab/><text:span text:style-name="T11">set sw=4</text:span></text:p>
      <text:p text:style-name="P2"><text:tab/><text:tab/><text:tab/><text:span text:style-name="T11">set autoindent</text:span></text:p>
      <text:p text:style-name="P2"><text:tab/><text:tab/><text:tab/><text:span text:style-name="T11">set number</text:span></text:p>
      <text:p text:style-name="P2"><text:tab/><text:tab/><text:tab/><text:span text:style-name="T11">set mouse=a</text:span></text:p>
      <text:p text:style-name="P2"><text:tab/><text:tab/><text:span text:style-name="T11">endif</text:span></text:p>
      <text:p text:style-name="P5"><text:s text:c="4"/>reboot:</text:p>
      <text:p text:style-name="P5"><text:tab/>#reboot</text:p>
      <text:p text:style-name="P5"><text:s text:c="4"/>shutdown:</text:p>
      <text:p text:style-name="P5"><text:tab/>#halt -p</text:p>
      <text:p text:style-name="P5"><text:s text:c="4"/><text:span text:style-name="T9">watch movie:</text:span></text:p>
      <text:p text:style-name="P5"><text:tab/><text:span text:style-name="T9">#ffplay movieFile.mp4 -vf scale=320x240</text:span></text:p>
      <text:p text:style-name="P5"><text:s text:c="4"/><text:span text:style-name="T10">set up geany color scheme:</text:span></text:p>
      <text:p text:style-name="P5"><text:s text:c="4"/><text:tab/><text:span text:style-name="T12">#git clone </text:span><text:a xlink:type="simple" xlink:href="https://github.com/codebrainz/geany-themes.git" text:style-name="Internet_20_link" text:visited-style-name="Visited_20_Internet_20_Link"><text:span text:style-name="T12">https://github.com/codebrainz/geany-themes.git</text:span></text:a><text:span text:style-name="T12"> &amp;&amp; cd geany-themes/ &amp;&amp; bash </text:span></text:p>
      <text:p text:style-name="P5"><text:tab/><text:span text:style-name="T12">#./install.sh &amp;&amp; geany</text:span></text:p>
      <text:p text:style-name="P5"><text:tab/><text:span text:style-name="T12">View-&gt;Change Color Scheme-&gt; Retro</text:span></text:p>
      <text:p text:style-name="P5"><text:s text:c="4"/><text:span text:style-name="T16">xfce configuration:</text:span></text:p>
      <text:p text:style-name="P5"><text:tab/><text:span text:style-name="T16">#pkg_add xfce slim slim-themes</text:span></text:p>
      <text:p text:style-name="P5"><text:tab/><text:span text:style-name="T17">#vim /root/.xinitrc</text:span></text:p>
      <text:p text:style-name="P5"><text:tab/><text:tab/><text:span text:style-name="T17">exec startxfce4</text:span></text:p>
      <text:p text:style-name="P5"><text:tab/><text:span text:style-name="T17">#vim /etc/slim</text:span></text:p>
      <text:p text:style-name="P5"><text:tab/><text:tab/><text:span text:style-name="T17">#!/bin/sh</text:span></text:p>
      <text:p text:style-name="P5"><text:tab/><text:tab/><text:span text:style-name="T17">case $1 in</text:span></text:p>
      <text:p text:style-name="P5"><text:tab/><text:tab/><text:span text:style-name="T17">start)</text:span></text:p>
      <text:p text:style-name="P5"><text:tab/><text:tab/><text:tab/>/<text:span text:style-name="T17">usr/local/bin/slim -d</text:span></text:p>
      <text:p text:style-name="P5"><text:soft-page-break/><text:tab/><text:tab/><text:tab/>;;</text:p>
      <text:p text:style-name="P5"><text:tab/><text:tab/><text:span text:style-name="T17">stop)</text:span></text:p>
      <text:p text:style-name="P5"><text:tab/><text:tab/><text:tab/><text:span text:style-name="T17">pkill slim xfce</text:span></text:p>
      <text:p text:style-name="P5"><text:tab/><text:tab/><text:tab/><text:span text:style-name="T21">exit</text:span></text:p>
      <text:p text:style-name="P5"><text:tab/><text:tab/><text:tab/>;;</text:p>
      <text:p text:style-name="P5"><text:tab/><text:tab/>*<text:span text:style-name="T17">)</text:span></text:p>
      <text:p text:style-name="P5"><text:tab/><text:tab/><text:tab/><text:span text:style-name="T17">echo „usage $0 [start|stop]”</text:span></text:p>
      <text:p text:style-name="P5"><text:tab/><text:tab/><text:tab/>;;</text:p>
      <text:p text:style-name="P5"><text:tab/><text:tab/><text:span text:style-name="T17">esac</text:span></text:p>
      <text:p text:style-name="P5"><text:tab/><text:span text:style-name="T18">#chmod +x /etc/slim</text:span></text:p>
      <text:p text:style-name="P5"><text:tab/><text:span text:style-name="T18">#vim /etc/rc.local</text:span></text:p>
      <text:p text:style-name="P5"><text:tab/><text:tab/>/<text:span text:style-name="T18">etc/slim start</text:span></text:p>
      <text:p text:style-name="P5"><text:s text:c="4"/><text:span text:style-name="T19">start xfce session:</text:span></text:p>
      <text:p text:style-name="P12"><text:tab/>#/etc/slim start</text:p>
      <text:p text:style-name="P5"><text:tab/><text:span text:style-name="T19">#startx</text:span></text:p>
      <text:p text:style-name="P8"><text:s text:c="4"/><text:span text:style-name="T18">stop xfce session:</text:span></text:p>
      <text:p text:style-name="P5"><text:tab/><text:span text:style-name="T18">#/etc/slim stop</text:span></text:p>
      <text:p text:style-name="P5"><text:s text:c="4"/><text:span text:style-name="T18">change default SLiM login background:</text:span></text:p>
      <text:p text:style-name="P5"><text:tab/><text:span text:style-name="T18">#mv someWallpaper.jpg /usr/local/share/slim/themes/default/background.jpg</text:span></text:p>
      <text:p text:style-name="P5"><text:s text:c="4"/><text:span text:style-name="T25">change default color scheme:</text:span></text:p>
      <text:p text:style-name="P21"><text:span text:style-name="T26"><text:tab/></text:span>Applications-&gt;Settings-&gt;Settings Manager-&gt;Appearance-&gt;Xfce-dusk</text:p>
      <text:p text:style-name="P13">5) above mentioned configuration was checked, and run smoothly <text:span text:style-name="T22">wit</text:span>h small exception for YT;) <text:span text:style-name="T22">on</text:span>:</text:p>
      <text:p text:style-name="P18">- single core i586 <text:span text:style-name="T24">( IA32 / x86 )</text:span> CPU,</text:p>
      <text:p text:style-name="P19">- 512 MB of RAM <text:span text:style-name="T23">( with usage of w3m instead of firefox: 256MB of RAM is reasonable amount )</text:span>,</text:p>
      <text:p text:style-name="P19">- 4GB SSD.</text:p>
      <text:p text:style-name="P5">Post Scriptum: it is convenient way for obtaining fast <text:span text:style-name="T13">( it depends on subjective „fast” definition:D )</text:span>, cheap and fully equipped thin clients, as ordinary Personal Computers ( for example: Dell Wyse, <text:span text:style-name="T20">HP t5740 / t510, et cetera...</text:span> )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45:06.246118383</meta:creation-date>
    <dc:date>2018-06-14T19:32:04.812689695</dc:date>
    <meta:editing-duration>PT2H57M35S</meta:editing-duration>
    <meta:editing-cycles>85</meta:editing-cycles>
    <meta:generator>LibreOffice/6.0.3.2$Linux_X86_64 LibreOffice_project/00m0$Build-2</meta:generator>
    <meta:document-statistic meta:table-count="0" meta:image-count="0" meta:object-count="0" meta:page-count="2" meta:paragraph-count="81" meta:word-count="504" meta:character-count="3553" meta:non-whitespace-character-count="2978"/>
  </office:meta>
</office:document-meta>
</file>